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udo docker-compose up -d</text:p>
      <text:p text:style-name="Standard"/>
      <text:p text:style-name="Standard">gunzip praeco-2020-11-18_develop.sql.gz</text:p>
      <text:p text:style-name="Standard"/>
      <text:p text:style-name="Standard">sudo docker exec -it praeconis_web_1 bash</text:p>
      <text:p text:style-name="Standard"/>
      <text:p text:style-name="Standard">web@praeconis:~/html$ history</text:p>
      <text:p text:style-name="Standard"/>
      <text:p text:style-name="Standard">drush sql-drop</text:p>
      <text:p text:style-name="Standard"/>
      <text:p text:style-name="Standard">drush sql-cli &lt; web/praeco-2020-11-18_develop.sql</text:p>
      <text:p text:style-name="Standard"/>
      <text:p text:style-name="Standard">drush updb</text:p>
      <text:p text:style-name="Standard"/>
      <text:p text:style-name="Standard">drush cim sync -y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9T10:22:13.827344483</meta:creation-date>
    <dc:date>2020-11-19T10:24:35.660938989</dc:date>
    <meta:editing-duration>PT2M21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8" meta:word-count="26" meta:character-count="224" meta:non-whitespace-character-count="206"/>
  </office:meta>
</office:document-meta>
</file>